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paragraph-properties fo:line-height="150%" fo:orphans="0" fo:widows="0"/>
      <style:text-properties style:font-name="Courier New1" fo:font-size="11pt" officeooo:rsid="0018a6ba" officeooo:paragraph-rsid="000286f3" style:font-size-asian="11pt" style:font-size-complex="11pt"/>
    </style:style>
    <style:style style:name="P3" style:family="paragraph" style:parent-style-name="Standard">
      <style:text-properties officeooo:rsid="001472f9" officeooo:paragraph-rsid="000286f3"/>
    </style:style>
    <style:style style:name="P4" style:family="paragraph" style:parent-style-name="Standard">
      <style:text-properties officeooo:rsid="0015dc21" officeooo:paragraph-rsid="000286f3"/>
    </style:style>
    <style:style style:name="P5" style:family="paragraph" style:parent-style-name="Standard">
      <style:text-properties officeooo:rsid="0016281b" officeooo:paragraph-rsid="000286f3"/>
    </style:style>
    <style:style style:name="P6" style:family="paragraph" style:parent-style-name="Standard">
      <style:text-properties officeooo:rsid="0018a6ba" officeooo:paragraph-rsid="000286f3"/>
    </style:style>
    <style:style style:name="P7" style:family="paragraph" style:parent-style-name="Standard" style:master-page-name="">
      <style:paragraph-properties style:page-number="auto"/>
      <style:text-properties officeooo:rsid="001472f9" officeooo:paragraph-rsid="000286f3"/>
    </style:style>
    <style:style style:name="P8" style:family="paragraph" style:parent-style-name="Header">
      <style:paragraph-properties fo:text-align="justify" style:justify-single-word="false"/>
      <style:text-properties officeooo:paragraph-rsid="000286f3"/>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officeooo:rsid="00197426"/>
    </style:style>
    <style:style style:name="T4" style:family="text">
      <style:text-properties officeooo:rsid="0015dc21"/>
    </style:style>
    <style:style style:name="T5" style:family="text">
      <style:text-properties officeooo:rsid="0018a6ba"/>
    </style:style>
    <style:style style:name="T6" style:family="text">
      <style:text-properties officeooo:rsid="0025c4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tzt da ich das ferne Holm erreicht habe, ist es mir ein Bedürfnis über meine Heimat zu schreiben, das geteilte Kedesh, die Heimstätte von Handel, Bank- und Rechnungswesen, eine Stadt in der selbst der Schuster ein diplomierter Registrateur ist. </text:p>
      <text:p text:style-name="P3">Wie froh ich war, dem Rechnungswesen durch ein Studium der Kartographie entflohen zu sein, so vermisse ich nun, da ich fast ganz Gattland durchquert habe den Trubel und die Geschwätzigkeit jener einst so umkämpften Gassen. Hier im Westen ist der Begriff des Handels auf das Vieh beschränkt, alles andere <text:span text:style-name="T4">unterliegt der Gastfreundschaft und Höflichkeit. Selbst in Gaststätten wird man mit Brot, Wasser und oftmals fetter Suppe bewirtet, ohne dass ein Preis dafür angeschlagen werden würde. Zieht ein Gast fort, ohne einen Obolus für Speis und Rast hinterlegt zu haben, so werden ihm oft wüste Flüche nachgerufen, doch nie würde ein Wirt für diesen geringsten Dienste eine Bezahlung fordern. Auch den Humpen Bier, den keiner ungefragt anbietet und keiner ohne Entgelt erhält, kann dadurch mal drei mal acht Sechsterzen kosten, ohne dass dies das Geringste mit Angebot und Nachfrage zutun gehabt hätte. Der selbe Wirt, wird dem Tuchhändler das eine berechnen, dem Söldner das zweite und der Dame, deren Ausschnitt ihm gefällt das dritte und keiner der Gäste kämme auf die Idee dies in Frage zu stellen oder gar gegen die scheinbare Ungerechtigkeit aufzubegehren. </text:span></text:p>
      <text:p text:style-name="P4">In Kedesh ist dies anders, dort leben tausende von Menschen davon, dass sie mit dem Scheffel und der Elle Güter vermessen und weitere tausende davon mit dem Abakus den Wert dieser Güter zu jeder Zeit und an jedem Ort zu kalkulieren. </text:p>
      <text:p text:style-name="P5">Als Student wanderte ich oft über den Deblin, den <text:soft-page-break/>steuerfreien Rechnungsplatz, der den Devisenmarkt und Wechselhandel beheimatet, sah den Registrateuren zu, die Weizen zählten das noch nicht gewachsen war, Kühe verschoben die noch nicht geboren wurden und Gelder verbuchten, die nie in Münze geprägt werden würden, ich hörte den Spekulat<text:span text:style-name="T5">eu</text:span>ren zu, wie sie Zahlen schrien die das emporkommen oder das untergehen ganzer Häuser bedeuten konnten. Das alles im Staub eines unbefestigten Platzes, an wackelnden Tischen und auf einbeinigen Hockern.</text:p>
      <text:p text:style-name="P5">Die Viehmärkte in den Tieflagen Holms haben da mehr <text:span text:style-name="T6">W</text:span>ürde. Wie die Nomaden diese Plätze in den Weiten der Steppe finden, ist mir ein Rätsel, den kein Schild, kein Banner weist außerhalb der Markttage auf diese Orte hin und der Staub bedeckt schnell die glänzend schwarzen Steine, die an den Tagen der Märkte <text:span text:style-name="T5">sauber geschrubbt werden, eigentlich nur, damit Kühe, Pferde und Schafe sich darauf erleichtern können.</text:span></text:p>
      <text:p text:style-name="P6">Nicht mal im Ansatz machen diese Märkte auch nur den Umsatz eines einzigen Standes auf dem Deblin, doch mit den herausgeputzten Prachttieren, mit denen jeder Stamm sich in Holm, auf den schwarz gepflasterten Plätzen repräsentiert, erscheinen sie zumindest bedeutend und nicht wie elende Hehlerei. </text:p>
      <text:p text:style-name="P6">Doch vielleicht wusste NAME AUSDENKEN der Dritte, erster Vorstand Eleazars im Jahre XXX, genau was er tat, als er die prächtigen Kontore des Deblin niederbrannte und den kahlen Streifen zur Grenze zwischen Nefer und Eleazar erklärte. Nun sind beiden Seiten jeden Tag nur sechs Stunden gegeben u<text:span text:style-name="T6">m</text:span> ihre abstrakten Geschäfte abzuschließen, ihre wackeligen Tische und einbeinigen Hocker einzupacken und wieder auf <text:soft-page-break/>ihre Seite zu verschwunden. Kedesh hat es nicht geschadet, noch immer leben sie von den zahlreichen Hebewerken, die Waren vo<text:span text:style-name="T6">m</text:span> Raid herauf und zum Fluss herunter bringen, von den Zöllen die sowohl die Nefer wie auch die Eleazar in selber Höhe kassieren, um keinen Händler zu verprellen, aber der anderen Seite auch keinen Heller mehr zu gönnen.</text:p>
      <text:p text:style-name="P2">Es mag ein verlogenes Treiben sein, nah dem Betrug, doch gleichzeitig lebt und atmet die Stadt dadurch in einem Bewusstsein des Wertes, den ich nirgends sonst so erlebt habe. Die Zufriedenheit in einer Taverne, wenn man sich einen Humpen mehr gönnt, weil der Bierpreis gerade gesunken ist, der Genuss, wenn man sich die eine Scheibe des teuren Schinkens von der Nordküste, die man sich gerade so leisten konnte in den Mund schiebt. <text:span text:style-name="T3">Wenn ein Mann in Kedesh sein Geschäft aufgibt, so tut er es mit der Welt versöhnt, weil er die Gründe dafür zu kennen glaubt und sich sicher ist, weder was falsch gemacht noch ein Unrecht erlitten zu haben. Es ist eine andere Stimmung, eine andere Form von Sicherheit, wenn man jedes Korn, das im Stadtspeicher liegt, gezählt 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justify" style:justify-single-word="false"/>
      <style:text-properties officeooo:paragraph-rsid="000286f3"/>
    </style:style>
    <style:style style:name="MT1" style:family="text">
      <style:text-properties fo:font-style="italic" officeooo:rsid="000286f3"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Ein reisender Kartograf in Holm über Kedesh</text:span><text:tab/><text:tab/>Seite <text:page-number text:select-page="current">3</text:page-number> von <text:page-count>3</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7M40S</meta:editing-duration>
    <dc:date>2017-07-27T15:30:01.481328378</dc:date>
    <meta:document-statistic meta:table-count="0" meta:image-count="0" meta:object-count="0" meta:page-count="3" meta:paragraph-count="9" meta:word-count="713" meta:character-count="4471" meta:non-whitespace-character-count="3762"/>
    <meta:user-defined meta:name="Info 1"/>
    <meta:user-defined meta:name="Info 2"/>
    <meta:user-defined meta:name="Info 3"/>
    <meta:user-defined meta:name="Info 4"/>
  </office:meta>
</office:document-meta>
</file>